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Arial" fo:font-size="18pt" fo:language="en" fo:country="US" style:font-size-asian="18pt" style:font-size-complex="18pt"/>
    </style:style>
    <style:style style:name="P2" style:family="paragraph" style:parent-style-name="Table_20_Contents">
      <style:text-properties style:font-name="Arial" fo:font-size="18pt" fo:language="en" fo:country="US" officeooo:paragraph-rsid="00421e92" style:font-size-asian="18pt" style:font-size-complex="18pt"/>
    </style:style>
    <style:style style:name="P3" style:family="paragraph" style:parent-style-name="Standard">
      <style:text-properties fo:color="#000000" loext:opacity="100%" style:text-position="0% 100%" style:font-name="Arial" fo:font-size="18pt" fo:language="en" fo:country="US" style:font-size-asian="18pt" style:font-size-complex="18pt"/>
    </style:style>
    <style:style style:name="P4" style:family="paragraph" style:parent-style-name="Standard">
      <style:text-properties fo:color="#000000" loext:opacity="100%" style:text-position="0% 100%" style:font-name="Arial" fo:font-size="18pt" fo:language="en" fo:country="US" style:text-underline-style="solid" style:text-underline-width="auto" style:text-underline-color="font-color" style:font-size-asian="18pt" style:font-size-complex="18pt"/>
    </style:style>
    <style:style style:name="P5" style:family="paragraph" style:parent-style-name="Standard">
      <style:text-properties fo:color="#000000" loext:opacity="100%" style:text-position="0% 100%" style:font-name="Arial" fo:font-size="18pt" fo:language="en" fo:country="US" style:text-underline-style="solid" style:text-underline-width="auto" style:text-underline-color="font-color" officeooo:rsid="00113e15" officeooo:paragraph-rsid="00113e15" style:font-size-asian="18pt" style:font-size-complex="18pt"/>
    </style:style>
    <style:style style:name="P6" style:family="paragraph" style:parent-style-name="Standard">
      <style:text-properties fo:color="#000000" loext:opacity="100%" style:text-position="0% 100%" style:font-name="Arial" fo:font-size="18pt" fo:language="en" fo:country="US" style:text-underline-style="solid" style:text-underline-width="auto" style:text-underline-color="font-color" officeooo:rsid="002dfcbf" officeooo:paragraph-rsid="002dfcbf" style:font-size-asian="18pt" style:font-size-complex="18pt"/>
    </style:style>
    <style:style style:name="P7" style:family="paragraph" style:parent-style-name="Standard">
      <style:text-properties fo:color="#000000" loext:opacity="100%" style:text-position="0% 100%" style:font-name="Arial" fo:font-size="18pt" fo:language="en" fo:country="US" style:text-underline-style="none" style:font-size-asian="18pt" style:font-size-complex="18pt"/>
    </style:style>
    <style:style style:name="P8" style:family="paragraph" style:parent-style-name="Standard">
      <style:text-properties fo:color="#000000" loext:opacity="100%" style:text-position="0% 100%" style:font-name="Arial" fo:font-size="18pt" fo:language="en" fo:country="US" style:text-underline-style="none" officeooo:rsid="00113e15" style:font-size-asian="18pt" style:font-size-complex="18pt"/>
    </style:style>
    <style:style style:name="P9" style:family="paragraph" style:parent-style-name="Standard">
      <style:text-properties fo:color="#000000" loext:opacity="100%" style:text-position="0% 100%" style:font-name="Arial" fo:font-size="18pt" fo:language="en" fo:country="US" style:text-underline-style="none" officeooo:rsid="0013cb05" officeooo:paragraph-rsid="0013cb05" style:font-size-asian="18pt" style:font-size-complex="18pt"/>
    </style:style>
    <style:style style:name="P10" style:family="paragraph" style:parent-style-name="Standard">
      <style:text-properties fo:color="#000000" loext:opacity="100%" style:text-position="0% 100%" style:font-name="Arial" fo:font-size="18pt" fo:language="en" fo:country="US" style:text-underline-style="none" officeooo:rsid="001a391d" officeooo:paragraph-rsid="001a391d" style:font-size-asian="18pt" style:font-size-complex="18pt"/>
    </style:style>
    <style:style style:name="P11" style:family="paragraph" style:parent-style-name="Standard">
      <style:text-properties fo:color="#000000" loext:opacity="100%" style:text-position="0% 100%" style:font-name="Arial" fo:font-size="18pt" fo:language="en" fo:country="US" style:text-underline-style="none" officeooo:rsid="001e1be3" officeooo:paragraph-rsid="001e1be3" style:font-size-asian="18pt" style:font-size-complex="18pt"/>
    </style:style>
    <style:style style:name="P12" style:family="paragraph" style:parent-style-name="Standard">
      <style:text-properties fo:color="#000000" loext:opacity="100%" style:text-position="0% 100%" style:font-name="Arial" fo:font-size="18pt" fo:language="en" fo:country="US" style:text-underline-style="none" officeooo:rsid="002ec0da" officeooo:paragraph-rsid="002dfcbf" style:font-size-asian="18pt" style:font-size-complex="18pt"/>
    </style:style>
    <style:style style:name="P13" style:family="paragraph" style:parent-style-name="Standard">
      <style:text-properties fo:color="#000000" loext:opacity="100%" style:text-position="0% 100%" style:font-name="Arial" fo:font-size="18pt" fo:language="en" fo:country="US" style:text-underline-style="none" officeooo:rsid="00374015" officeooo:paragraph-rsid="00374015" style:font-size-asian="18pt" style:font-size-complex="18pt"/>
    </style:style>
    <style:style style:name="P14" style:family="paragraph" style:parent-style-name="Standard">
      <style:text-properties fo:color="#000000" loext:opacity="100%" style:text-position="0% 100%" style:font-name="Arial" fo:font-size="18pt" fo:language="en" fo:country="US" style:text-underline-style="none" officeooo:rsid="003d6430" officeooo:paragraph-rsid="003d6430" style:font-size-asian="18pt" style:font-size-complex="18pt"/>
    </style:style>
    <style:style style:name="P15" style:family="paragraph" style:parent-style-name="Standard">
      <style:text-properties fo:color="#000000" loext:opacity="100%" style:text-position="0% 100%" style:font-name="Arial" fo:font-size="18pt" fo:language="en" fo:country="US" style:text-underline-style="none" officeooo:rsid="003e3e7d" officeooo:paragraph-rsid="003e3e7d" style:font-size-asian="18pt" style:font-size-complex="18pt"/>
    </style:style>
    <style:style style:name="P16" style:family="paragraph" style:parent-style-name="Standard">
      <style:text-properties fo:color="#000000" loext:opacity="100%" style:text-position="0% 100%" style:font-name="Arial" fo:font-size="18pt" fo:language="en" fo:country="US" style:text-underline-style="none" officeooo:rsid="00421e92" officeooo:paragraph-rsid="003e3e7d" style:font-size-asian="15.75pt" style:font-size-complex="18pt"/>
    </style:style>
    <style:style style:name="P17" style:family="paragraph" style:parent-style-name="Standard">
      <style:text-properties fo:color="#000000" loext:opacity="100%" style:text-position="0% 100%" style:font-name="Arial" fo:font-size="18pt" fo:language="en" fo:country="US" style:text-underline-style="none" officeooo:rsid="00446411" officeooo:paragraph-rsid="00446411" style:font-size-asian="15.75pt" style:font-size-complex="18pt"/>
    </style:style>
    <style:style style:name="P18" style:family="paragraph" style:parent-style-name="Standard">
      <style:paragraph-properties fo:text-align="center" style:justify-single-word="false"/>
      <style:text-properties fo:color="#3465a4" loext:opacity="100%" style:font-name="Arial" fo:font-size="18pt" fo:language="en" fo:country="US" style:text-underline-style="solid" style:text-underline-width="auto" style:text-underline-color="font-color" style:font-size-asian="18pt" style:font-size-complex="18pt"/>
    </style:style>
    <style:style style:name="P19" style:family="paragraph" style:parent-style-name="Standard">
      <style:text-properties fo:color="#3465a4" loext:opacity="100%" style:font-name="Arial" fo:font-size="18pt" fo:language="en" fo:country="US" style:font-size-asian="18pt" style:font-size-complex="18pt"/>
    </style:style>
    <style:style style:name="P20" style:family="paragraph" style:parent-style-name="Standard">
      <style:paragraph-properties fo:text-align="center" style:justify-single-word="false"/>
      <style:text-properties fo:color="#f10d0c" loext:opacity="100%" style:font-name="Arial" fo:font-size="18pt" fo:language="en" fo:country="US" style:font-size-asian="18pt" style:font-size-complex="18pt"/>
    </style:style>
    <style:style style:name="P21" style:family="paragraph" style:parent-style-name="Standard">
      <style:text-properties fo:color="#c9211e" loext:opacity="100%" style:text-position="0% 100%" style:font-name="Arial" fo:font-size="18pt" fo:language="en" fo:country="US" style:text-underline-style="solid" style:text-underline-width="auto" style:text-underline-color="font-color" style:font-size-asian="18pt" style:font-size-complex="18pt"/>
    </style:style>
    <style:style style:name="P22" style:family="paragraph" style:parent-style-name="Standard">
      <style:text-properties fo:color="#0000ff" loext:opacity="100%" style:text-position="0% 100%" style:font-name="Arial" fo:font-size="18pt" fo:language="en" fo:country="US" style:font-size-asian="18pt" style:font-size-complex="18pt"/>
    </style:style>
    <style:style style:name="P23" style:family="paragraph" style:parent-style-name="Standard" style:list-style-name="L1">
      <style:text-properties fo:color="#000000" loext:opacity="100%" style:text-position="0% 100%" style:font-name="Arial" fo:font-size="18pt" fo:language="en" fo:country="US" style:font-size-asian="18pt" style:font-size-complex="18pt"/>
    </style:style>
    <style:style style:name="P24" style:family="paragraph" style:parent-style-name="Standard" style:list-style-name="L2">
      <style:text-properties fo:color="#000000" loext:opacity="100%" style:text-position="0% 100%" style:font-name="Arial" fo:font-size="18pt" fo:language="en" fo:country="US" style:text-underline-style="none" style:font-size-asian="18pt" style:font-size-complex="18pt"/>
    </style:style>
    <style:style style:name="P25" style:family="paragraph" style:parent-style-name="Standard" style:list-style-name="L3">
      <style:text-properties fo:color="#000000" loext:opacity="100%" style:text-position="0% 100%" style:font-name="Arial" fo:font-size="18pt" fo:language="en" fo:country="US" style:text-underline-style="none" style:font-size-asian="18pt" style:font-size-complex="18pt"/>
    </style:style>
    <style:style style:name="P26" style:family="paragraph" style:parent-style-name="Standard">
      <style:text-properties fo:color="#000000" loext:opacity="100%" style:text-position="0% 100%" style:font-name="Arial" fo:font-size="18pt" fo:language="en" fo:country="US" style:text-underline-style="none" officeooo:rsid="00640119" officeooo:paragraph-rsid="00640119" style:font-size-asian="15.75pt" style:font-size-complex="18pt"/>
    </style:style>
    <style:style style:name="P27" style:family="paragraph" style:parent-style-name="Standard">
      <style:text-properties fo:color="#000000" loext:opacity="100%" style:text-position="0% 100%" style:font-name="Arial" fo:font-size="18pt" fo:language="en" fo:country="US" style:text-underline-style="none" officeooo:rsid="00446411" officeooo:paragraph-rsid="00446411" style:font-size-asian="15.75pt" style:font-size-complex="18pt"/>
    </style:style>
    <style:style style:name="P28" style:family="paragraph" style:parent-style-name="Standard">
      <style:text-properties fo:color="#000000" loext:opacity="100%" style:text-position="0% 100%" style:font-name="Arial" fo:font-size="18pt" fo:language="en" fo:country="US" style:text-underline-style="none" officeooo:rsid="00816b88" officeooo:paragraph-rsid="00816b88" style:font-size-asian="15.75pt" style:font-size-complex="18pt"/>
    </style:style>
    <style:style style:name="P29" style:family="paragraph" style:parent-style-name="Standard">
      <style:text-properties fo:color="#000000" loext:opacity="100%" style:text-position="0% 100%" style:font-name="Arial" fo:font-size="18pt" fo:language="en" fo:country="US" style:text-underline-style="none" officeooo:rsid="00897f86" officeooo:paragraph-rsid="00897f86" style:font-size-asian="15.75pt" style:font-size-complex="18pt"/>
    </style:style>
    <style:style style:name="P30" style:family="paragraph" style:parent-style-name="Standard">
      <style:text-properties fo:color="#000000" loext:opacity="100%" style:text-position="0% 100%" style:font-name="Arial" fo:font-size="18pt" fo:language="en" fo:country="US" style:text-underline-style="none" officeooo:rsid="00897f86" officeooo:paragraph-rsid="00af086c" style:font-size-asian="15.75pt" style:font-size-complex="18pt"/>
    </style:style>
    <style:style style:name="P31" style:family="paragraph" style:parent-style-name="Standard">
      <style:text-properties fo:color="#000000" loext:opacity="100%" style:text-position="0% 100%" style:font-name="Arial" fo:font-size="18pt" fo:language="en" fo:country="US" style:text-underline-style="none" officeooo:rsid="00956054" officeooo:paragraph-rsid="00956054" style:font-size-asian="15.75pt" style:font-size-complex="18pt"/>
    </style:style>
    <style:style style:name="P32" style:family="paragraph" style:parent-style-name="Standard">
      <style:text-properties fo:color="#000000" loext:opacity="100%" style:text-position="0% 100%" style:font-name="Arial" fo:font-size="18pt" fo:language="en" fo:country="US" style:text-underline-style="none" officeooo:rsid="00956054" officeooo:paragraph-rsid="00af6c19" style:font-size-asian="15.75pt" style:font-size-complex="18pt"/>
    </style:style>
    <style:style style:name="P33" style:family="paragraph" style:parent-style-name="Standard">
      <style:text-properties fo:color="#000000" loext:opacity="100%" style:text-position="0% 100%" style:font-name="Arial" fo:font-size="18pt" fo:language="en" fo:country="US" style:text-underline-style="none" officeooo:rsid="009fed63" officeooo:paragraph-rsid="009fed63" style:font-size-asian="15.75pt" style:font-size-complex="18pt"/>
    </style:style>
    <style:style style:name="P34" style:family="paragraph" style:parent-style-name="Standard">
      <style:text-properties fo:color="#000000" loext:opacity="100%" style:text-position="0% 100%" style:font-name="Arial" fo:font-size="18pt" fo:language="en" fo:country="US" style:text-underline-style="none" officeooo:rsid="00a9f02a" officeooo:paragraph-rsid="009fed63" style:font-size-asian="15.75pt" style:font-size-complex="18pt"/>
    </style:style>
    <style:style style:name="P35" style:family="paragraph" style:parent-style-name="Standard">
      <style:text-properties fo:color="#000000" loext:opacity="100%" style:text-position="0% 100%" style:font-name="Arial" fo:font-size="18pt" fo:language="en" fo:country="US" style:text-underline-style="none" officeooo:rsid="00b7545c" officeooo:paragraph-rsid="00b7545c" style:font-size-asian="15.75pt" style:font-size-complex="18pt"/>
    </style:style>
    <style:style style:name="P36" style:family="paragraph" style:parent-style-name="Standard">
      <style:text-properties fo:color="#000000" loext:opacity="100%" style:text-position="0% 100%" style:font-name="Arial" fo:font-size="18pt" fo:language="en" fo:country="US" style:text-underline-style="none" officeooo:rsid="00bf9df7" officeooo:paragraph-rsid="00bf9df7" style:font-size-asian="15.75pt" style:font-size-complex="18pt"/>
    </style:style>
    <style:style style:name="P37" style:family="paragraph" style:parent-style-name="Standard">
      <style:text-properties fo:color="#000000" loext:opacity="100%" style:text-position="0% 100%" style:font-name="Arial" fo:font-size="18pt" fo:language="en" fo:country="US" style:text-underline-style="none" officeooo:rsid="00f9e64c" officeooo:paragraph-rsid="00f9e64c" style:font-size-asian="15.75pt" style:font-size-complex="18pt"/>
    </style:style>
    <style:style style:name="P38" style:family="paragraph" style:parent-style-name="Standard">
      <style:text-properties fo:color="#000000" loext:opacity="100%" style:text-position="0% 100%" style:font-name="Arial" fo:font-size="18pt" fo:language="en" fo:country="US" style:text-underline-style="none" officeooo:rsid="0130091b" officeooo:paragraph-rsid="0130091b" style:font-size-asian="15.75pt" style:font-size-complex="18pt"/>
    </style:style>
    <style:style style:name="P39" style:family="paragraph" style:parent-style-name="Standard">
      <style:text-properties fo:color="#000000" loext:opacity="100%" style:text-position="0% 100%" style:font-name="Arial" fo:font-size="18pt" fo:language="en" fo:country="US" style:text-underline-style="none" officeooo:rsid="0130ef3c" officeooo:paragraph-rsid="0130ef3c" style:font-size-asian="15.75pt" style:font-size-complex="18pt"/>
    </style:style>
    <style:style style:name="P40" style:family="paragraph" style:parent-style-name="Standard">
      <style:text-properties fo:color="#000000" loext:opacity="100%" style:text-position="0% 100%" style:font-name="Arial" fo:font-size="18pt" fo:language="en" fo:country="US" style:text-underline-style="solid" style:text-underline-width="auto" style:text-underline-color="font-color" officeooo:rsid="007b8150" officeooo:paragraph-rsid="007b8150" style:font-size-asian="15.75pt" style:font-size-complex="18pt"/>
    </style:style>
    <style:style style:name="P41" style:family="paragraph" style:parent-style-name="Standard">
      <style:text-properties fo:color="#000000" loext:opacity="100%" style:text-position="0% 100%" style:font-name="Arial" fo:font-size="18pt" fo:language="en" fo:country="US" style:text-underline-style="solid" style:text-underline-width="auto" style:text-underline-color="font-color" officeooo:rsid="00640119" officeooo:paragraph-rsid="00640119" style:font-size-asian="15.75pt" style:font-size-complex="18pt"/>
    </style:style>
    <style:style style:name="P42" style:family="paragraph" style:parent-style-name="Standard">
      <style:text-properties fo:color="#000000" loext:opacity="100%" style:text-position="0% 100%" style:font-name="Arial" fo:font-size="18pt" fo:language="en" fo:country="US" style:text-underline-style="solid" style:text-underline-width="auto" style:text-underline-color="font-color" officeooo:rsid="0086d434" officeooo:paragraph-rsid="0086d434" style:font-size-asian="15.75pt" style:font-size-complex="18pt"/>
    </style:style>
    <style:style style:name="P43" style:family="paragraph"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style:text-underline-style="none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color="#f10d0c" loext:opacity="100%"/>
    </style:style>
    <style:style style:name="T5" style:family="text">
      <style:text-properties fo:color="#069a2e" loext:opacity="100%"/>
    </style:style>
    <style:style style:name="T6" style:family="text">
      <style:text-properties fo:color="#008000" loext:opacity="100%"/>
    </style:style>
    <style:style style:name="T7" style:family="text">
      <style:text-properties fo:color="#c9211e" loext:opacity="100%"/>
    </style:style>
    <style:style style:name="T8" style:family="text">
      <style:text-properties fo:color="#3465a4" loext:opacity="100%"/>
    </style:style>
    <style:style style:name="T9" style:family="text">
      <style:text-properties officeooo:rsid="00094fad"/>
    </style:style>
    <style:style style:name="T10" style:family="text">
      <style:text-properties officeooo:rsid="000b233a"/>
    </style:style>
    <style:style style:name="T11" style:family="text">
      <style:text-properties officeooo:rsid="000e1948"/>
    </style:style>
    <style:style style:name="T12" style:family="text">
      <style:text-properties officeooo:rsid="0013cb05"/>
    </style:style>
    <style:style style:name="T13" style:family="text">
      <style:text-properties officeooo:rsid="0031cbca"/>
    </style:style>
    <style:style style:name="T14" style:family="text">
      <style:text-properties officeooo:rsid="003e1e75"/>
    </style:style>
    <style:style style:name="T15" style:family="text">
      <style:text-properties officeooo:rsid="00461c8b"/>
    </style:style>
    <style:style style:name="T16" style:family="text">
      <style:text-properties officeooo:rsid="0048e27e"/>
    </style:style>
    <style:style style:name="T17" style:family="text">
      <style:text-properties officeooo:rsid="00504dae"/>
    </style:style>
    <style:style style:name="T18" style:family="text">
      <style:text-properties officeooo:rsid="0065ffae"/>
    </style:style>
    <style:style style:name="T19" style:family="text">
      <style:text-properties officeooo:rsid="00669cca"/>
    </style:style>
    <style:style style:name="T20" style:family="text">
      <style:text-properties officeooo:rsid="006e82b2"/>
    </style:style>
    <style:style style:name="T21" style:family="text">
      <style:text-properties officeooo:rsid="00729822"/>
    </style:style>
    <style:style style:name="T22" style:family="text">
      <style:text-properties officeooo:rsid="0079b978"/>
    </style:style>
    <style:style style:name="T23" style:family="text">
      <style:text-properties officeooo:rsid="007b8150"/>
    </style:style>
    <style:style style:name="T24" style:family="text">
      <style:text-properties officeooo:rsid="0081e4ec"/>
    </style:style>
    <style:style style:name="T25" style:family="text">
      <style:text-properties officeooo:rsid="0082f899"/>
    </style:style>
    <style:style style:name="T26" style:family="text">
      <style:text-properties officeooo:rsid="00841cfe"/>
    </style:style>
    <style:style style:name="T27" style:family="text">
      <style:text-properties officeooo:rsid="00937ec8"/>
    </style:style>
    <style:style style:name="T28" style:family="text">
      <style:text-properties officeooo:rsid="00956054"/>
    </style:style>
    <style:style style:name="T29" style:family="text">
      <style:text-properties officeooo:rsid="009614b2"/>
    </style:style>
    <style:style style:name="T30" style:family="text">
      <style:text-properties officeooo:rsid="009630b1"/>
    </style:style>
    <style:style style:name="T31" style:family="text">
      <style:text-properties officeooo:rsid="00a0d25c"/>
    </style:style>
    <style:style style:name="T32" style:family="text">
      <style:text-properties officeooo:rsid="00a290f0"/>
    </style:style>
    <style:style style:name="T33" style:family="text">
      <style:text-properties officeooo:rsid="00a75c72"/>
    </style:style>
    <style:style style:name="T34" style:family="text">
      <style:text-properties officeooo:rsid="00a9f02a"/>
    </style:style>
    <style:style style:name="T35" style:family="text">
      <style:text-properties officeooo:rsid="00ad3bde"/>
    </style:style>
    <style:style style:name="T36" style:family="text">
      <style:text-properties officeooo:rsid="00af6c19"/>
    </style:style>
    <style:style style:name="T37" style:family="text">
      <style:text-properties officeooo:rsid="00b08c9a"/>
    </style:style>
    <style:style style:name="T38" style:family="text">
      <style:text-properties officeooo:rsid="00c16d66"/>
    </style:style>
    <style:style style:name="T39" style:family="text">
      <style:text-properties officeooo:rsid="00ca5617"/>
    </style:style>
    <style:style style:name="T40" style:family="text">
      <style:text-properties officeooo:rsid="00cc2e73"/>
    </style:style>
    <style:style style:name="T41" style:family="text">
      <style:text-properties officeooo:rsid="00dce2f3"/>
    </style:style>
    <style:style style:name="T42" style:family="text">
      <style:text-properties officeooo:rsid="00de4c2a"/>
    </style:style>
    <style:style style:name="T43" style:family="text">
      <style:text-properties officeooo:rsid="00e792a0"/>
    </style:style>
    <style:style style:name="T44" style:family="text">
      <style:text-properties officeooo:rsid="00ec465d"/>
    </style:style>
    <style:style style:name="T45" style:family="text">
      <style:text-properties officeooo:rsid="00f84025"/>
    </style:style>
    <style:style style:name="T46" style:family="text">
      <style:text-properties officeooo:rsid="00fc89c6"/>
    </style:style>
    <style:style style:name="T47" style:family="text">
      <style:text-properties officeooo:rsid="00ffc540"/>
    </style:style>
    <style:style style:name="T48" style:family="text">
      <style:text-properties officeooo:rsid="01021ba7"/>
    </style:style>
    <style:style style:name="T49" style:family="text">
      <style:text-properties officeooo:rsid="0103c1ac"/>
    </style:style>
    <style:style style:name="T50" style:family="text">
      <style:text-properties officeooo:rsid="0103f005"/>
    </style:style>
    <style:style style:name="T51" style:family="text">
      <style:text-properties officeooo:rsid="0109eef2"/>
    </style:style>
    <style:style style:name="T52" style:family="text">
      <style:text-properties officeooo:rsid="010d52c2"/>
    </style:style>
    <style:style style:name="T53" style:family="text">
      <style:text-properties officeooo:rsid="010e1174"/>
    </style:style>
    <style:style style:name="T54" style:family="text">
      <style:text-properties officeooo:rsid="01130082"/>
    </style:style>
    <style:style style:name="T55" style:family="text">
      <style:text-properties officeooo:rsid="0114d908"/>
    </style:style>
    <style:style style:name="T56" style:family="text">
      <style:text-properties officeooo:rsid="01164bc9"/>
    </style:style>
    <style:style style:name="T57" style:family="text">
      <style:text-properties officeooo:rsid="01328deb"/>
    </style:style>
    <text:list-style style:name="L1">
      <text:list-level-style-number text:level="1" text:style-name="Numbering_20_Symbols" style:num-suffix=")" style:num-format="i" text:start-value="1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Monday, January, 4<text:span text:style-name="T1">th</text:span><text:span text:style-name="T2"> </text:span></text:p>
      <text:p text:style-name="P19"/>
      <text:p text:style-name="P20"><text:span text:style-name="T3">UNIT 3</text:span> : <text:span text:style-name="T3">Over consumption in the United States</text:span></text:p>
      <text:p text:style-name="P19"/>
      <text:p text:style-name="P19"/>
      <text:p text:style-name="P19"><text:span text:style-name="T4">To buy or not to buy</text:span> ?: play on words with “to be or not to be” ?</text:p>
      <text:p text:style-name="P19">Ben <text:span text:style-name="T4">has</text:span> <text:span text:style-name="T5">ads</text:span> (<text:span text:style-name="T5">advertisements / commercials = ads on TV</text:span>) on his <text:span text:style-name="T5">lockers</text:span> : he is shocked ! <text:span text:style-name="T5">Stunned </text:span>!</text:p>
      <text:p text:style-name="P19">Alix : I <text:span text:style-name="T4">wouldn’t</text:span> mind having ads on my locker.</text:p>
      <text:p text:style-name="P19"><draw:line text:anchor-type="paragraph" draw:z-index="0" draw:name="Forme1" draw:style-name="gr1" draw:text-style-name="P43" svg:x1="5.784cm" svg:y1="0.235cm" svg:x2="5.768cm" svg:y2="1.457cm"><text:p/></draw:line>Léa : I don’t agree ! </text:p>
      <text:p text:style-name="P19"><text:s text:c="11"/><text:span text:style-name="T5">Disagree</text:span> ! <text:s text:c="6"/>Lockers don’t represent our personality !</text:p>
      <text:p text:style-name="P19">Yoan : I agree / it is a good idea because we can get money from the ads !</text:p>
      <text:p text:style-name="P19"/>
      <text:p text:style-name="P21">Supermarket Lady, WB p 34</text:p>
      <text:p text:style-name="P22"/>
      <text:p text:style-name="P22"><text:span text:style-name="T8">The document is a </text:span><text:span text:style-name="T6">sculpture</text:span> <text:span text:style-name="T8">called Supermarket,</text:span> <text:span text:style-name="T7">made</text:span> <text:span text:style-name="T6">by</text:span> <text:span text:style-name="T8">Duane Hanson in 1962.</text:span></text:p>
      <text:p text:style-name="P22"/>
      <text:p text:style-name="P22"><text:span text:style-name="T8">It represent an </text:span><text:span text:style-name="T6">overweight</text:span> <text:span text:style-name="T8">woman pushing her</text:span> <text:span text:style-name="T6">overloaded</text:span> <text:span text:style-name="T6">shopping</text:span> <text:span text:style-name="T6">cart</text:span>.</text:p>
      <text:p text:style-name="P22"/>
      <text:p text:style-name="P22">40% of the toys consumed globally.</text:p>
      <text:p text:style-name="P22"/>
      <text:p text:style-name="P22">Spends $1,700</text:p>
      <text:p text:style-name="P22"/>
      <text:p text:style-name="P22">50 years</text:p>
      <text:p text:style-name="P22"/>
      <text:p text:style-name="P22">did 50 years ago.</text:p>
      <text:p text:style-name="P22"/>
      <text:p text:style-name="P22">50% of Americans will go shopping on black friday.</text:p>
      <text:p text:style-name="P22"/>
      <text:p text:style-name="P22"/>
      <text:p text:style-name="P22"><text:soft-page-break/>33% of Americans shop online at least once par week.</text:p>
      <text:p text:style-name="P22"/>
      <text:p text:style-name="P22">12%</text:p>
      <text:p text:style-name="P22"/>
      <text:p text:style-name="P22">Monday, january twenty fifth.</text:p>
      <text:p text:style-name="P22"/>
      <text:p text:style-name="P22">some shocking fact/stats about the american consumption</text:p>
      <text:p text:style-name="P22"/>
      <text:p text:style-name="P22">3,1 percent of the world's children live in the United. States.</text:p>
      <text:p text:style-name="P22"/>
      <text:p text:style-name="P22">But they own 40 percent of the toys in the world.</text:p>
      <text:p text:style-name="P22"/>
      <text:p text:style-name="P22">Amaricans spend more on jewelery than higher education.</text:p>
      <text:p text:style-name="P22"/>
      <text:p text:style-name="P22">Northern Americans and western Europeans represent 60 percent of the private consumption spending.</text:p>
      <text:p text:style-name="P22"/>
      <text:p text:style-name="P22">South asians and sub. Sharen africans stand for 33 percent of the world population. 3,2 percent of private consumption spending.</text:p>
      <text:p text:style-name="P22"/>
      <text:p text:style-name="P22">Voc : <text:s text:c="2"/>4 / 3 = 3 out of 4, 3 in 4, 3 quarters.</text:p>
      <text:p text:style-name="P22"/>
      <text:p text:style-name="P22">Juliette: I buy some clothes online every two weeks.</text:p>
      <text:p text:style-name="P22"/>
      <text:p text:style-name="P22">Nolan: I buy clothes on a week.</text:p>
      <text:p text:style-name="P22"/>
      <text:p text:style-name="P22">Voc: once a day / a week / a month / a year / a decade / a century / twice / 3 times / second-hand.</text:p>
      <text:p text:style-name="P22"/>
      <text:p text:style-name="P22">I buy some computer equiment for my some computer evry a month.</text:p>
      <text:p text:style-name="P22"/>
      <text:p text:style-name="P22"/>
      <text:p text:style-name="P22"/>
      <table:table table:name="Tableau1" table:style-name="Tableau1">
        <table:table-column table:style-name="Tableau1.A"/>
        <table:table-column table:style-name="Tableau1.B"/>
        <text:soft-page-break/>
        <table:table-row table:style-name="TableLine1954148685152">
          <table:table-cell table:style-name="Tableau1.A1" office:value-type="string">
            <text:p text:style-name="P1">G few</text:p>
          </table:table-cell>
          <table:table-cell table:style-name="Tableau1.B1" office:value-type="string">
            <text:p text:style-name="P1">H little</text:p>
          </table:table-cell>
        </table:table-row>
        <table:table-row table:style-name="TableLine1954148671280">
          <table:table-cell table:style-name="Tableau1.A2" office:value-type="string">
            <text:p text:style-name="P1">E Enorgh</text:p>
          </table:table-cell>
          <table:table-cell table:style-name="Tableau1.B2" office:value-type="string">
            <text:p text:style-name="P1"/>
          </table:table-cell>
        </table:table-row>
        <table:table-row table:style-name="TableLine1954148685696">
          <table:table-cell table:style-name="Tableau1.A2" office:value-type="string">
            <text:p text:style-name="P1">A many / a lot of</text:p>
          </table:table-cell>
          <table:table-cell table:style-name="Tableau1.B2" office:value-type="string">
            <text:p text:style-name="P1">B much</text:p>
          </table:table-cell>
        </table:table-row>
        <table:table-row table:style-name="TableLine1954148675360">
          <table:table-cell table:style-name="Tableau1.A2" office:value-type="string">
            <text:p text:style-name="P1">C too many</text:p>
          </table:table-cell>
          <table:table-cell table:style-name="Tableau1.B2" office:value-type="string">
            <text:p text:style-name="P1">D too much</text:p>
          </table:table-cell>
        </table:table-row>
      </table:table>
      <text:p text:style-name="P3"/>
      <text:p text:style-name="P3">Friday, january 29 </text:p>
      <text:p text:style-name="P3">an ad for buy nothing day</text:p>
      <text:p text:style-name="P3"/>
      <text:p text:style-name="P3">This document is a sign with an advertisement for</text:p>
      <text:p text:style-name="P3">“buy nothing day”</text:p>
      <text:p text:style-name="P3"/>
      <text:p text:style-name="P3"/>
      <text:p text:style-name="P3">The aim of the ad is to encourage / make people to create something instead of buying something.</text:p>
      <text:p text:style-name="P3"/>
      <text:p text:style-name="P3">Can you translate the sign ?</text:p>
      <text:p text:style-name="P3"/>
      <text:p text:style-name="P3"/>
      <text:p text:style-name="P3">Food rescued from dumpster</text:p>
      <text:p text:style-name="P3"/>
      <text:p text:style-name="P3">nouritur sauvé depuis les poubles </text:p>
      <text:p text:style-name="P3"/>
      <text:p text:style-name="P3"/>
      <text:p text:style-name="P3">Where do you think the food comes from ?</text:p>
      <text:p text:style-name="P3"/>
      <text:p text:style-name="P3">I think the food comes from an big supermarket and an fast food</text:p>
      <text:p text:style-name="P3"/>
      <text:p text:style-name="P3">WB p 40:</text:p>
      <text:p text:style-name="P3"/>
      <text:p text:style-name="P3">car; pig; dumster; mountan, litter, buy nothing day,</text:p>
      <text:p text:style-name="P3"/>
      <text:p text:style-name="P3">the pig</text:p>
      <text:p text:style-name="P3">the mountan</text:p>
      <text:p text:style-name="P3"><text:soft-page-break/>This document is newspaper article called “ the food waste fiasco”, written and</text:p>
      <text:p text:style-name="P3"/>
      <text:p text:style-name="P3">published in 2014 by rob greenfild in the Huffington Post.</text:p>
      <text:p text:style-name="P3"/>
      <text:p text:style-name="P3">It is about the failure of wasted edible food, which is dumped every day.</text:p>
      <text:p text:style-name="P3"/>
      <text:p text:style-name="P3">Indeed “dumpsters are filled with good food every day”</text:p>
      <text:p text:style-name="P3">(1, 4), while too many children don't have enough to eat.</text:p>
      <text:p text:style-name="P3"/>
      <text:p text:style-name="P3"/>
      <text:p text:style-name="P3">The author of this newspaper article wants to photograph or video the</text:p>
      <text:p text:style-name="P3"/>
      <text:p text:style-name="P3">wasted food, and spread it on the social media so as to denounce.</text:p>
      <text:p text:style-name="P3"/>
      <text:p text:style-name="P3">this revolting situation.</text:p>
      <text:p text:style-name="P3"/>
      <text:p text:style-name="P3">He wants the grocery stores to stop dumping: instead of dumping, they should donate it and distribute to people in need.</text:p>
      <text:p text:style-name="P3"/>
      <text:p text:style-name="P3">In 2016 in, France, the “antigaspillage” law make supermarkets give their unsold.</text:p>
      <text:p text:style-name="P3"/>
      <text:p text:style-name="P3">Food, instead of throwing it away.</text:p>
      <text:p text:style-name="P3"/>
      <text:p text:style-name="P3">a) other cityes in the world should follow her exemple of San Francisca.</text:p>
      <text:p text:style-name="P3"/>
      <text:p text:style-name="P3">b) The teenagers aught to know more about the conséequences of overconsumption.</text:p>
      <text:p text:style-name="P3"/>
      <text:list xml:id="list3358129141" text:style-name="L1">
        <text:list-item>
          <text:p text:style-name="P23"><text:soft-page-break/>What about starting recycling today.</text:p>
        </text:list-item>
      </text:list>
      <text:p text:style-name="P3"/>
      <text:p text:style-name="P3">WB p 42 :</text:p>
      <text:p text:style-name="P3"/>
      <text:p text:style-name="P3">We support ther buisness</text:p>
      <text:p text:style-name="P3"/>
      <text:p text:style-name="P3">Clothes won't so to landfills.</text:p>
      <text:p text:style-name="P3"/>
      <text:p text:style-name="P3">You can help by getting rid of what you don't need anymoe...</text:p>
      <text:p text:style-name="P3"/>
      <text:p text:style-name="P3">e) clother are imported by cargo ships which pollute the air and the water.</text:p>
      <text:p text:style-name="P3"/>
      <text:p text:style-name="P3">Leçon,WB p 42 groupe A.</text:p>
      <text:p text:style-name="P3"/>
      <text:p text:style-name="P4">OVER CONSOMPTION</text:p>
      <text:p text:style-name="P3">CONSEQUENCES</text:p>
      <text:p text:style-name="P3">→ Waste</text:p>
      <text:p text:style-name="P3">→ Pollution</text:p>
      <text:p text:style-name="P3">→ Deforastation</text:p>
      <text:p text:style-name="P3">→ Work of Asian children</text:p>
      <text:p text:style-name="P3"/>
      <text:p text:style-name="P3">To reduce pollution, we should use less plastic,</text:p>
      <text:p text:style-name="P3">use should ride a live or walk instead of using a car.</text:p>
      <text:p text:style-name="P3"/>
      <text:p text:style-name="P3">We can buy at a thrift store and recycle instead of buying a new thing</text:p>
      <text:p text:style-name="P3"/>
      <text:p text:style-name="P3">Buying local food avoids<text:span text:style-name="T2"> pollution by boats and planes.</text:span></text:p>
      <text:p text:style-name="P7"/>
      <text:p text:style-name="P7">SHOULD + BV = donner un conseil.</text:p>
      <text:p text:style-name="P7"/>
      <text:p text:style-name="P7"/>
      <text:p text:style-name="P7"/>
      <text:p text:style-name="P7"/>
      <text:p text:style-name="P7"><text:soft-page-break/>WB 3 p 47</text:p>
      <text:p text:style-name="P7"/>
      <text:p text:style-name="P7">1) you should recycle glass bottles.</text:p>
      <text:p text:style-name="P7"/>
      <text:p text:style-name="P7">2) You should grow plants.</text:p>
      <text:p text:style-name="P7">2) You should plant trees.</text:p>
      <text:p text:style-name="P7"/>
      <text:list xml:id="list1864559425" text:style-name="L2">
        <text:list-item>
          <text:p text:style-name="P24">You should donate instead of dumping.</text:p>
        </text:list-item>
        <text:list-item>
          <text:p text:style-name="P24">You should put</text:p>
        </text:list-item>
      </text:list>
      <text:p text:style-name="P7"/>
      <text:p text:style-name="P7">WB 2 p 46</text:p>
      <text:p text:style-name="P7"/>
      <text:p text:style-name="P7">a. yes I select my dumps.</text:p>
      <text:p text:style-name="P7"/>
      <text:p text:style-name="P7">b. yes I have alredy donated for 2$ to teamtrees.</text:p>
      <text:p text:style-name="P7"/>
      <text:list xml:id="list3391086151" text:style-name="L3">
        <text:list-item>
          <text:p text:style-name="P25">E: </text:p>
        </text:list-item>
        <text:list-item>
          <text:p text:style-name="P25">D: </text:p>
        </text:list-item>
        <text:list-item>
          <text:p text:style-name="P25">C:to be a soldier you must be relax</text:p>
        </text:list-item>
        <text:list-item>
          <text:p text:style-name="P25">B:</text:p>
        </text:list-item>
        <text:list-item>
          <text:p text:style-name="P25">F:</text:p>
        </text:list-item>
        <text:list-item>
          <text:p text:style-name="P25">A:to be a firefighter you must be relax</text:p>
        </text:list-item>
      </text:list>
      <text:p text:style-name="P7"/>
      <text:p text:style-name="P4">Unit 4: HIRE ME!</text:p>
      <text:p text:style-name="P4"/>
      <text:p text:style-name="P7">Qualities / Skills required :</text:p>
      <text:p text:style-name="P7"/>
      <text:p text:style-name="P7">In order to be<text:tab/><text:tab/>a firefighter, you must be brave</text:p>
      <text:p text:style-name="P7">To<text:tab/><text:tab/> <text:s text:c="2"/>become<text:tab/><text:tab/><text:tab/> <text:s text:c="5"/>need to<text:tab/> <text:s text:c="4"/>courageous</text:p>
      <text:p text:style-name="P7"><text:tab/><text:tab/><text:tab/><text:tab/><text:tab/><text:tab/><text:tab/> <text:s text:c="5"/>have to<text:tab/> <text:s text:c="4"/>strong</text:p>
      <text:p text:style-name="P7"/>
      <text:p text:style-name="P7">To be a teacher, you need to be : intelligent, patient,</text:p>
      <text:p text:style-name="P7"><text:tab/><text:tab/><text:tab/><text:tab/><text:tab/><text:tab/><text:tab/> <text:s text:c="3"/>clever</text:p>
      <text:p text:style-name="P7"><text:tab/><text:tab/><text:tab/><text:tab/><text:tab/><text:tab/><text:tab/> <text:s text:c="3"/>smart</text:p>
      <text:p text:style-name="P7">hardworking, helpful, sociable, smiling, funny and so on...</text:p>
      <text:p text:style-name="P7"><text:soft-page-break/></text:p>
      <table:table table:name="Tableau2" table:style-name="Tableau2">
        <table:table-column table:style-name="Tableau2.A"/>
        <table:table-column table:style-name="Tableau2.B"/>
        <table:table-row table:style-name="TableLine1954148687328">
          <table:table-cell table:style-name="Tableau2.A1" office:value-type="string">
            <text:p text:style-name="P1">Education &amp; Experience</text:p>
          </table:table-cell>
          <table:table-cell table:style-name="Tableau2.B1" office:value-type="string">
            <text:p text:style-name="P2">car washing, thrift store, </text:p>
            <text:p text:style-name="P2">work with kids, baggirl</text:p>
          </table:table-cell>
        </table:table-row>
        <table:table-row table:style-name="TableLine1954148672368">
          <table:table-cell table:style-name="Tableau2.A2" office:value-type="string">
            <text:p text:style-name="P1">Personal Skills</text:p>
          </table:table-cell>
          <table:table-cell table:style-name="Tableau2.B2" office:value-type="string">
            <text:p text:style-name="P1">dynamic, Sociable</text:p>
          </table:table-cell>
        </table:table-row>
        <table:table-row table:style-name="TableLine1954148671552">
          <table:table-cell table:style-name="Tableau2.A2" office:value-type="string">
            <text:p text:style-name="P1">Languages</text:p>
          </table:table-cell>
          <table:table-cell table:style-name="Tableau2.B2" office:value-type="string">
            <text:p text:style-name="P1">She just started french, She can understand a lit of french <text:s/>Spanish</text:p>
          </table:table-cell>
        </table:table-row>
        <table:table-row table:style-name="TableLine1954148678624">
          <table:table-cell table:style-name="Tableau2.A2" office:value-type="string">
            <text:p text:style-name="P1">Hobbies</text:p>
          </table:table-cell>
          <table:table-cell table:style-name="Tableau2.B2" office:value-type="string">
            <text:p text:style-name="P1">Tennis, play Video games</text:p>
          </table:table-cell>
        </table:table-row>
      </table:table>
      <text:p text:style-name="P7"/>
      <text:p text:style-name="P7">Padma's skills : Padma Born in Chicago she is 9<text:span text:style-name="T1">th</text:span> grade She is 14 y<text:span text:style-name="T9">e</text:span>ar<text:span text:style-name="T9">s </text:span>old. She has already working in car washing</text:p>
      <text:p text:style-name="P7">Padma was born in Chicago, she is 14 and she is in 9<text:span text:style-name="T1">th</text:span> grade, she is a freshman, she is new in her high school.</text:p>
      <text:p text:style-name="P7"/>
      <text:p text:style-name="P7">Her skills, she is serious, dynamic, sociable, responsible, trustworthy and fun to be with. She likes team she doesn't mind working with other people.</text:p>
      <text:p text:style-name="P7"/>
      <text:p text:style-name="P7">She can read and understand French, she is nearly fluent in Spanish: she can carry out a conversation.</text:p>
      <text:p text:style-name="P7"/>
      <text:p text:style-name="P7">Her experiences: she has already worked in a grocery store as a baggirl, has done babysitting for her cousins and neighbours.</text:p>
      <text:p text:style-name="P7"/>
      <text:p text:style-name="P7">She has worked in a garage</text:p>
      <text:p text:style-name="P7"/>
      <text:p text:style-name="P7">She is good at tennis : she has even taken part in some tournaments</text:p>
      <text:p text:style-name="P7"/>
      <text:p text:style-name="P7"/>
      <text:p text:style-name="P7">she would like t<text:span text:style-name="T10">o</text:span> become a doctor, and she'd like to work with children.</text:p>
      <text:p text:style-name="P7"/>
      <text:p text:style-name="P7"><text:soft-page-break/>→ if she got the job, she would <text:span text:style-name="T11">like</text:span> work with children.</text:p>
      <text:p text:style-name="P8"/>
      <text:p text:style-name="P5">WB <text:span text:style-name="T12">4</text:span> p 59:</text:p>
      <text:p text:style-name="P11"/>
      <text:p text:style-name="P11">a) if <text:s/>I had a summer job, I would buy a new computer.</text:p>
      <text:p text:style-name="P9">b) if i found a job in a restaurant, i would go at holidays.</text:p>
      <text:p text:style-name="P10">c) if I worked for a vet, I would see a lot of pets.</text:p>
      <text:p text:style-name="P10">d) if I won the lottery, i would do world tour</text:p>
      <text:p text:style-name="P10"/>
      <text:p text:style-name="P6">5p59</text:p>
      <text:p text:style-name="P12"><text:span text:style-name="T13">a) </text:span>if i were an animal, i would be <text:span text:style-name="T14">a</text:span> monkey.</text:p>
      <text:p text:style-name="P13">b) if i were a film, i would be batman.</text:p>
      <text:p text:style-name="P14">c) if i were a song, i would be black night by deep purple.</text:p>
      <text:p text:style-name="P15">d) if i were a painting, i would the man of Vitruve.</text:p>
      <text:p text:style-name="P16"/>
      <text:p text:style-name="P17">If I won the lottery, <text:span text:style-name="T15">I would give half of my money at charity association, </text:span><text:span text:style-name="T16">I would buy a new car for my mom, for my sister I </text:span><text:span text:style-name="T17">would</text:span><text:span text:style-name="T16"> buy a doctor's office and all newest technological medical, for my dad i would buy chalet in the mountains.</text:span></text:p>
      <text:p text:style-name="P17"/>
      <text:p text:style-name="P40">1p61</text:p>
      <text:p text:style-name="P41"/>
      <text:p text:style-name="P26">a) narrow-minded, <text:span text:style-name="T18">d</text:span><text:span text:style-name="T19">é</text:span><text:span text:style-name="T18">faut</text:span>; b) <text:span text:style-name="T19">cook, </text:span><text:span text:style-name="T20">it is a job; </text:span><text:span text:style-name="T21">c) ignorant, ? ; </text:span><text:span text:style-name="T22">d) a doctor, </text:span><text:span text:style-name="T23">it is adult job</text:span><text:span text:style-name="T22">.</text:span></text:p>
      <text:p text:style-name="P26"/>
      <text:p text:style-name="P40">2p61</text:p>
      <text:p text:style-name="P40"/>
      <text:p text:style-name="P28">a. <text:span text:style-name="T24">2</text:span></text:p>
      <text:p text:style-name="P28">b. <text:span text:style-name="T26">1</text:span></text:p>
      <text:p text:style-name="P28">c. <text:span text:style-name="T25">4</text:span></text:p>
      <text:p text:style-name="P28">d. <text:span text:style-name="T26">5</text:span></text:p>
      <text:p text:style-name="P28">e. <text:span text:style-name="T25">3</text:span></text:p>
      <text:p text:style-name="P28"/>
      <text:p text:style-name="P28"/>
      <text:p text:style-name="P42"><text:soft-page-break/>3p61</text:p>
      <text:p text:style-name="P42"/>
      <text:p text:style-name="P30">1. <text:span text:style-name="T36">T</text:span><text:span text:style-name="T34">o be a referee, </text:span><text:span text:style-name="T35">you need to be </text:span>outgoing, attention to detail, <text:span text:style-name="T27">communication skills, </text:span><text:span text:style-name="T28">calm, teamwork skills.</text:span></text:p>
      <text:p text:style-name="P29"/>
      <text:p text:style-name="P32">2. <text:span text:style-name="T37">T</text:span><text:span text:style-name="T34">o be a </text:span><text:span text:style-name="T36">waiter / waitress</text:span><text:span text:style-name="T34">, </text:span><text:span text:style-name="T35">you need to be</text:span> <text:span text:style-name="T29">flexible, outgoing, communication skills, teamwork, </text:span><text:span text:style-name="T30">calm.</text:span></text:p>
      <text:p text:style-name="P31"/>
      <text:p text:style-name="P33">3. <text:span text:style-name="T37">To be a lifeguard, you need to be</text:span> outgoing, flexible, communication skills, attention to detail, <text:span text:style-name="T31">organizational </text:span><text:span text:style-name="T32">skill</text:span><text:span text:style-name="T33">s.</text:span></text:p>
      <text:p text:style-name="P34"/>
      <text:p text:style-name="P35">Your turn p62</text:p>
      <text:p text:style-name="P35"/>
      <text:p text:style-name="P36">it is a network of farm<text:span text:style-name="T44">ers</text:span>, <text:span text:style-name="T38">so </text:span><text:span text:style-name="T39">you can travel </text:span><text:span text:style-name="T40">from</text:span><text:span text:style-name="T39"> one farm to an </text:span><text:span text:style-name="T40">other. </text:span><text:span text:style-name="T41">It’s </text:span><text:span text:style-name="T42">is </text:span><text:span text:style-name="T43">an exchange of knowledge and passion </text:span><text:span text:style-name="T44">not money so that </text:span><text:span text:style-name="T45">it very cool</text:span></text:p>
      <text:p text:style-name="P36"/>
      <text:p text:style-name="P37">padma is interested <text:span text:style-name="T46">by the program</text:span><text:span text:style-name="T47">me </text:span><text:span text:style-name="T48">because </text:span><text:span text:style-name="T49">she like travele</text:span><text:span text:style-name="T50">d, </text:span><text:span text:style-name="T51">in three years when </text:span><text:span text:style-name="T52">she will finish college, </text:span><text:span text:style-name="T53">in Australia or New Zealand </text:span><text:span text:style-name="T56">and</text:span><text:span text:style-name="T54"> many </text:span><text:span text:style-name="T55">other…</text:span></text:p>
      <text:p text:style-name="P37"/>
      <text:p text:style-name="P38"/>
      <text:p text:style-name="P38"/>
      <text:p text:style-name="P39">yes I would be interested by this such programme, <text:span text:style-name="T57">I would go to Australia or Nigeria.</text:span></text:p>
      <text:p text:style-name="P3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04T13:56:59.967000000</meta:creation-date>
    <dc:date>2021-04-22T17:22:28.552000000</dc:date>
    <meta:editing-duration>PT14H46M36S</meta:editing-duration>
    <meta:editing-cycles>573</meta:editing-cycles>
    <meta:generator>LibreOffice/7.1.2.2$Windows_X86_64 LibreOffice_project/8a45595d069ef5570103caea1b71cc9d82b2aae4</meta:generator>
    <meta:print-date>2021-04-22T17:36:15.446000000</meta:print-date>
    <meta:document-statistic meta:table-count="2" meta:image-count="0" meta:object-count="0" meta:page-count="9" meta:paragraph-count="151" meta:word-count="1302" meta:character-count="6768" meta:non-whitespace-character-count="5540"/>
  </office:meta>
</office:document-meta>
</file>